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06cm" fo:min-width="15.12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3.56cm" fo:min-width="11.946cm"/>
    </style:style>
    <style:style style:name="gr4" style:family="graphic" style:parent-style-name="standard">
      <style:graphic-properties draw:textarea-horizontal-align="justify" draw:textarea-vertical-align="middle" draw:auto-grow-height="false" fo:min-height="2.163cm" fo:min-width="6.866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7.247cm"/>
    </style:style>
    <style:style style:name="gr6" style:family="graphic" style:parent-style-name="objectwithoutfill">
      <style:graphic-properties draw:marker-end="Arrow" draw:marker-end-width="0.3cm" draw:fill="none" draw:fill-color="#4b1f6f" draw:fill-image-width="0cm" draw:fill-image-height="0cm" draw:textarea-vertical-align="middle"/>
    </style:style>
    <style:style style:name="gr7" style:family="graphic" style:parent-style-name="standard">
      <style:graphic-properties draw:fill-color="#ccffff" draw:fill-image-width="0cm" draw:fill-image-height="0cm" draw:textarea-horizontal-align="justify" draw:textarea-vertical-align="middle" draw:auto-grow-height="false" fo:min-height="1.401cm" fo:min-width="5.977cm"/>
    </style:style>
    <style:style style:name="gr8" style:family="graphic" style:parent-style-name="standard">
      <style:graphic-properties draw:fill-color="#4b1f6f" draw:fill-image-width="0cm" draw:fill-image-height="0cm" draw:textarea-horizontal-align="justify" draw:textarea-vertical-align="middle" draw:auto-grow-height="false" fo:min-height="0.913cm" fo:min-width="2.449cm" fo:wrap-option="no-wrap"/>
    </style:style>
    <style:style style:name="gr9" style:family="graphic" style:parent-style-name="standard">
      <style:graphic-properties draw:fill-color="#4b1f6f" draw:fill-image-width="0cm" draw:fill-image-height="0cm" draw:textarea-horizontal-align="justify" draw:textarea-vertical-align="middle" draw:auto-grow-height="false" fo:min-height="0.466cm" fo:min-width="1.913cm" fo:wrap-option="no-wrap"/>
    </style:style>
    <style:style style:name="gr10" style:family="graphic" style:parent-style-name="standard">
      <style:graphic-properties draw:fill-color="#ccffff" draw:fill-image-width="0cm" draw:fill-image-height="0cm" draw:textarea-horizontal-align="justify" draw:textarea-vertical-align="middle" draw:auto-grow-height="false" fo:min-height="1.546cm" fo:min-width="4.261cm"/>
    </style:style>
    <style:style style:name="gr11" style:family="graphic" style:parent-style-name="standard">
      <style:graphic-properties draw:fill-color="#ccffff" draw:fill-image-width="0cm" draw:fill-image-height="0cm" draw:textarea-horizontal-align="justify" draw:textarea-vertical-align="middle" draw:auto-grow-height="false" fo:min-height="1.368cm" fo:min-width="3.363cm"/>
    </style:style>
    <style:style style:name="gr12" style:family="graphic" style:parent-style-name="standard">
      <style:graphic-properties draw:fill-color="#4b1f6f" draw:fill-image-width="0cm" draw:fill-image-height="0cm" draw:textarea-horizontal-align="justify" draw:textarea-vertical-align="middle" draw:auto-grow-height="false" fo:min-height="1.528cm" fo:min-width="4.199cm" fo:wrap-option="no-wrap"/>
    </style:style>
    <style:style style:name="gr13" style:family="graphic" style:parent-style-name="standard">
      <style:graphic-properties draw:fill-color="#4b1f6f" draw:fill-image-width="0cm" draw:fill-image-height="0cm" draw:textarea-horizontal-align="justify" draw:textarea-vertical-align="middle" draw:auto-grow-height="false" fo:min-height="1.655cm" fo:min-width="3.437cm" fo:wrap-option="no-wrap"/>
    </style:style>
    <style:style style:name="gr14" style:family="graphic" style:parent-style-name="standard">
      <style:graphic-properties draw:fill-color="#ff8080" draw:textarea-horizontal-align="justify" draw:textarea-vertical-align="middle" draw:auto-grow-height="false" fo:min-height="1.274cm" fo:min-width="5.342cm"/>
    </style:style>
    <style:style style:name="gr15" style:family="graphic" style:parent-style-name="standard">
      <style:graphic-properties draw:fill-color="#ff8080" draw:fill-image-width="0cm" draw:fill-image-height="0cm" draw:textarea-horizontal-align="justify" draw:textarea-vertical-align="middle" draw:auto-grow-height="false" fo:min-height="1.546cm" fo:min-width="4.261cm"/>
    </style:style>
    <style:style style:name="gr16" style:family="graphic" style:parent-style-name="standard">
      <style:graphic-properties draw:fill-color="#ff8080" draw:fill-image-width="0cm" draw:fill-image-height="0cm" draw:textarea-horizontal-align="justify" draw:textarea-vertical-align="middle" draw:auto-grow-height="false" fo:min-height="2.444cm" fo:min-width="4.6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language="fr" fo:country="FR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Liberation Sans" fo:font-size="15pt" style:letter-kerning="true" style:font-name-asian="Droid Sans Fallback" style:font-size-asian="15pt" style:font-name-complex="FreeSans" style:font-size-complex="1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21cm" svg:height="3.556cm" svg:x="7.223cm" svg:y="1.127cm">
          <text:p text:style-name="P1">Evénement: Création de la Page HTTP:</text:p>
          <text:list text:style-name="L2">
            <text:list-item>
              <text:p text:style-name="P1">Définir les lois des différents paramètres de la page</text:p>
            </text:list-item>
            <text:list-item>
              <text:p text:style-name="P1">Définir le MTU</text:p>
            </text:list-item>
            <text:list-item>
              <text:p text:style-name="P1">Choix de la version HTTP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.049cm" svg:y1="4.683cm" svg:x2="12.43cm" svg:y2="9.128cm">
          <text:p/>
        </draw:line>
        <draw:custom-shape draw:style-name="gr3" draw:text-style-name="P1" draw:layer="layout" svg:width="12.446cm" svg:height="3.81cm" svg:x="6.842cm" svg:y="9.128cm">
          <text:p text:style-name="P1">Débuter la simul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366cm" svg:height="2.413cm" svg:x="15.478cm" svg:y="5.064cm">
          <text:p text:style-name="P1">Passage en fonction</text:p>
          <draw:enhanced-geometry svg:viewBox="0 0 21600 21600" draw:mirror-horizontal="false" draw:type="line-callout-2" draw:modifiers="-9446.88475634587 18128.2518641259 -3600 4000 -735.930500882313 4966.0314830157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2" draw:style-name="dp1" draw:master-page-name="Default">
        <draw:custom-shape draw:style-name="gr5" draw:text-style-name="P1" draw:layer="layout" svg:width="7.747cm" svg:height="2.032cm" svg:x="10.906cm" svg:y="1.635cm">
          <text:p text:style-name="P1"><text:span text:style-name="T1">Début</text:span> de la simulation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811cm" svg:y1="3.667cm" svg:x2="6.334cm" svg:y2="6.08cm">
          <text:p/>
        </draw:line>
        <draw:line draw:style-name="gr6" draw:text-style-name="P1" draw:layer="layout" svg:x1="15.351cm" svg:y1="3.667cm" svg:x2="22.336cm" svg:y2="5.826cm">
          <text:p/>
        </draw:line>
        <draw:custom-shape draw:style-name="gr7" draw:text-style-name="P2" draw:layer="layout" svg:width="6.477cm" svg:height="1.651cm" svg:x="3.54cm" svg:y="6.08cm">
          <text:p text:style-name="P1"><text:span text:style-name="T2">Fn :PersitantMode</text:span></text:p>
          <text:p text:style-name="P1"><text:span text:style-name="T2">Création connection TCP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191cm" svg:height="1.651cm" svg:x="4.937cm" svg:y="3.032cm">
          <text:p text:style-name="P3"><text:span text:style-name="T3">If version1.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3536.0687022901 29445.03631961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4" draw:layer="layout" svg:width="3.429cm" svg:height="1.016cm" svg:x="19.415cm" svg:y="2.905cm">
          <text:p text:style-name="P1"><text:span text:style-name="T4">Els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312.41982507289 44877.87610619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6" draw:text-style-name="P1" draw:layer="layout" svg:x1="5.953cm" svg:y1="7.731cm" svg:x2="5.953cm" svg:y2="9.255cm">
          <text:p/>
        </draw:line>
        <draw:custom-shape draw:style-name="gr10" draw:text-style-name="P2" xml:id="id2" draw:id="id2" draw:layer="layout" svg:width="6.731cm" svg:height="2.54cm" svg:x="2.397cm" svg:y="8.112cm">
          <text:p text:style-name="P1"><text:span text:style-name="T2">Fn : Evénement : charger</text:span></text:p>
          <text:p text:style-name="P1"><text:span text:style-name="T2">L'objet principale </text:span></text:p>
          <text:p text:style-name="P1"><text:span text:style-name="T2">via send f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" draw:id="id1" draw:layer="layout" svg:width="5.461cm" svg:height="2.286cm" svg:x="4.048cm" svg:y="13.954cm">
          <text:p text:style-name="P1"><text:span text:style-name="T4">Fn : Evénement :</text:span></text:p>
          <text:p text:style-name="P1"><text:span text:style-name="T4">Charger Nd pages,</text:span></text:p>
          <text:p text:style-name="P1"><text:span text:style-name="T4">Via send 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4.699cm" svg:height="1.778cm" svg:x="1.122cm" svg:y="11.668cm">
          <text:p text:style-name="P1"><text:span text:style-name="T5">L'événement</text:span></text:p>
          <text:p text:style-name="P1"><text:span text:style-name="T5"><text:s/></text:span><text:span text:style-name="T5">Suivant à </text:span></text:p>
          <text:p text:style-name="P1"><text:span text:style-name="T5">Tp secondes aprés</text:span></text:p>
          <draw:enhanced-geometry svg:viewBox="0 0 21600 21600" draw:mirror-horizontal="true" draw:type="line-callout-2" draw:modifiers="-9131.74468085107 -6495.78414839798 -4485.6 6789.6 -1148.93617021277 6726.475548060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6" draw:text-style-name="P1" draw:layer="layout" svg:x1="8.112cm" svg:y1="10.271cm" svg:x2="6.842cm" svg:y2="13.954cm">
          <text:p/>
        </draw:line>
        <draw:connector draw:style-name="gr6" draw:text-style-name="P1" draw:layer="layout" draw:type="curve" draw:line-skew="0cm 1.658cm" svg:x1="6.779cm" svg:y1="16.24cm" svg:x2="8.143cm" svg:y2="8.484cm" draw:start-shape="id1" draw:start-glue-point="8" draw:end-shape="id2" draw:end-glue-point="11" svg:d="M6779 16240c0 753 4889 503 4889-4063 0-4565-3525-5002-3525-3693" svg:viewBox="0 0 4890 8726">
          <text:p/>
        </draw:connector>
        <draw:custom-shape draw:style-name="gr13" draw:text-style-name="P4" xml:id="id5" draw:id="id5" draw:layer="layout" svg:width="3.937cm" svg:height="1.905cm" svg:x="7.477cm" svg:y="17.256cm">
          <text:p text:style-name="P1"><text:span text:style-name="T4">L'événement </text:span></text:p>
          <text:p text:style-name="P1"><text:span text:style-name="T4">Suivant à Dp</text:span></text:p>
          <text:p text:style-name="P1"><text:span text:style-name="T4">Secondes aprés</text:span></text:p>
          <draw:enhanced-geometry svg:viewBox="0 0 21600 21600" draw:mirror-horizontal="false" draw:type="line-callout-1" draw:modifiers="2095.27679024886 -7184.88982161595 -1371.25444388014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4" draw:layer="layout" svg:width="5.842cm" svg:height="1.524cm" svg:x="20.177cm" svg:y="5.826cm">
          <text:p text:style-name="P1"><text:span text:style-name="T4">Fn : BurstMode</text:span></text:p>
          <text:p text:style-name="P1"><text:span text:style-name="T4">Création de n connection TCP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4" draw:id="id4" draw:layer="layout" svg:width="6.731cm" svg:height="2.54cm" svg:x="19.415cm" svg:y="8.62cm">
          <text:p text:style-name="P1"><text:span text:style-name="T2">Fn : Evénement : charger</text:span></text:p>
          <text:p text:style-name="P1"><text:span text:style-name="T2">L'objet principale </text:span></text:p>
          <text:p text:style-name="P1"><text:span text:style-name="T2">via send f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2.59cm" svg:y1="7.35cm" svg:x2="22.844cm" svg:y2="8.747cm">
          <text:p/>
        </draw:line>
        <draw:custom-shape draw:style-name="gr16" draw:text-style-name="P4" xml:id="id3" draw:id="id3" draw:layer="layout" svg:width="7.239cm" svg:height="3.81cm" svg:x="18.272cm" svg:y="14.462cm">
          <text:p text:style-name="P1"><text:span text:style-name="T4">Organiser les Nd pages</text:span></text:p>
          <text:p text:style-name="P1"><text:span text:style-name="T4">Sur n connection TCP</text:span></text:p>
          <text:p text:style-name="P1"><text:span text:style-name="T4">Fn : Evénement :</text:span></text:p>
          <text:p text:style-name="P1"><text:span text:style-name="T4">Charger Nd pages,</text:span></text:p>
          <text:p text:style-name="P1"><text:span text:style-name="T4">Via send 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3.479cm" svg:y1="11.287cm" svg:x2="21.955cm" svg:y2="14.589cm">
          <text:p/>
        </draw:line>
        <draw:custom-shape draw:style-name="gr12" draw:text-style-name="P5" draw:layer="layout" svg:width="4.699cm" svg:height="1.778cm" svg:x="16.618cm" svg:y="12.303cm">
          <text:p text:style-name="P1"><text:span text:style-name="T5">L'événement</text:span></text:p>
          <text:p text:style-name="P1"><text:span text:style-name="T5"><text:s/></text:span><text:span text:style-name="T5">Suivant à </text:span></text:p>
          <text:p text:style-name="P1"><text:span text:style-name="T5">Tp secondes aprés</text:span></text:p>
          <draw:enhanced-geometry svg:viewBox="0 0 21600 21600" draw:mirror-horizontal="true" draw:type="line-callout-2" draw:modifiers="-9131.74468085107 -6495.78414839798 -4485.6 6789.6 -1148.93617021277 6726.475548060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" draw:text-style-name="P1" draw:layer="layout" draw:type="curve" svg:x1="24.451cm" svg:y1="17.714cm" svg:x2="26.146cm" svg:y2="9.89cm" draw:start-shape="id3" draw:start-glue-point="9" draw:end-shape="id4" draw:end-glue-point="10" svg:d="M24451 17714c0 1590 1098 1326 1710-1028s736-6796-15-6796" svg:viewBox="0 0 2215 8830">
          <text:p/>
        </draw:connector>
        <draw:connector draw:style-name="gr2" draw:text-style-name="P1" draw:layer="layout" draw:type="curve" svg:x1="11.414cm" svg:y1="18.208cm" svg:x2="24.886cm" svg:y2="18.746cm" draw:start-shape="id5" draw:start-glue-point="1" svg:d="M11414 18208c10480 0 3745 538 13472 538" svg:viewBox="0 0 13473 5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6e6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20:48:49.693720739</meta:creation-date>
    <dc:date>2015-02-19T23:10:39.851507274</dc:date>
    <meta:editing-duration>PT22M54S</meta:editing-duration>
    <meta:editing-cycles>3</meta:editing-cycles>
    <meta:generator>LibreOffice/4.3.3.2$Linux_X86_64 LibreOffice_project/430m0$Build-2</meta:generator>
    <meta:document-statistic meta:object-count="25"/>
  </office:meta>
</office:document-meta>
</file>